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52a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6529" style:font-weight-asian="normal" style:font-weight-complex="normal"/>
    </style:style>
    <style:style style:name="T5" style:family="text">
      <style:text-properties fo:font-weight="normal" officeooo:rsid="0012ae1c" style:font-weight-asian="normal" style:font-weight-complex="normal"/>
    </style:style>
    <style:style style:name="T6" style:family="text">
      <style:text-properties officeooo:rsid="0012ae1c"/>
    </style:style>
    <style:style style:name="T7" style:family="text">
      <style:text-properties officeooo:rsid="00141ae3"/>
    </style:style>
    <style:style style:name="T8" style:family="text">
      <style:text-properties officeooo:rsid="0015b568"/>
    </style:style>
    <style:style style:name="T9" style:family="text">
      <style:text-properties officeooo:rsid="0017ade7"/>
    </style:style>
    <style:style style:name="T10" style:family="text">
      <style:text-properties officeooo:rsid="00192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of Of</text:p>
      <text:p text:style-name="Standard"/>
      <text:p text:style-name="P1">Monetary Construct</text:p>
      <text:p text:style-name="Standard"/>
      <text:p text:style-name="Standard">Fiat – centralized print<text:span text:style-name="T2">ing</text:span> backed with a promise</text:p>
      <text:p text:style-name="Standard"/>
      <text:p text:style-name="Standard">Bitcoin – decentralized trust (51% attack based on seeding network compute power)</text:p>
      <text:p text:style-name="Standard">, proof of work for each transaction to ensure no double spend. <text:s/>Both use mathematics of cryptography/prime number theory.</text:p>
      <text:p text:style-name="Standard"/>
      <text:p text:style-name="Standard"/>
      <text:p text:style-name="Standard"/>
      <text:p text:style-name="P1">Law (contract) Construct</text:p>
      <text:p text:style-name="P1"/>
      <text:p text:style-name="P1">bitcoin smart contract – <text:span text:style-name="T3">attach rules/knowledge/file along with blockchain transactions</text:span></text:p>
      <text:p text:style-name="P1"/>
      <text:p text:style-name="P1">ethereum – <text:span text:style-name="T5">application-block chain</text:span><text:span text:style-name="T3"> protocol tur</text:span><text:span text:style-name="T4">ing</text:span><text:span text:style-name="T3"> complete</text:span><text:span text:style-name="T5">(Dapps)</text:span><text:span text:style-name="T3">, </text:span></text:p>
      <text:p text:style-name="Standard"/>
      <text:p text:style-name="Standard"/>
      <text:p text:style-name="Standard"><text:span text:style-name="T1">Post Monetary Construct </text:span>– data information knowledge intelligence</text:p>
      <text:p text:style-name="Standard"/>
      <text:p text:style-name="Standard">proof of data – does having it authored/captured/record etc. mean it is anymore trust<text:span text:style-name="T6">worthy</text:span>?</text:p>
      <text:p text:style-name="Standard">proof of science – given an outcome, the underlying data to reproduce indefinitely is available</text:p>
      <text:p text:style-name="Standard">proof of knowledge – an extracted universally applicable programme based on any set of input data</text:p>
      <text:p text:style-name="Standard">proof of being – <text:span text:style-name="T2">grantee the data and underlying software models and simulation are based on actual recorded reality.</text:span></text:p>
      <text:p text:style-name="Standard"/>
      <text:p text:style-name="Standard"/>
      <text:p text:style-name="P1">Objective of 'Proof of'</text:p>
      <text:p text:style-name="Standard">Self intelligence augmented on trusted data</text:p>
      <text:p text:style-name="Standard">Change <text:span text:style-name="T9">to</text:span> <text:span text:style-name="T10">a </text:span>peer to peer data <text:span text:style-name="T10">model </text:span>and decentralization of measurer technologies e.g. AI, data mining, future simulations etc. e.g if new knowledge i<text:span text:style-name="T7">s</text:span> known <text:span text:style-name="T9">in any one </text:span>app<text:span text:style-name="T10">lication</text:span>, then <text:span text:style-name="T9">when verified </text:span>all peers on the network get notified and applied <text:span text:style-name="T9">to their own AAE self, thus all peer intelligence is improved and thus the collective intelligence maximized.</text:span></text:p>
      <text:p text:style-name="Standard"/>
      <text:p text:style-name="Standard"/>
      <text:p text:style-name="P1">Music example for applying some thinking</text:p>
      <text:p text:style-name="Standard">Popularity evolution- around the camp fire, monetary value of a unit of sale, number of downloads, listening numbers. <text:s text:c="2"/>How about measuring how you feel, impact on health, wellbeing sensor metrics <text:span text:style-name="T8">i.e. examples of post monetary value system</text:span>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oynejames </meta:initial-creator>
    <meta:creation-date>2014-09-07T13:34:09</meta:creation-date>
    <dc:date>2014-09-11T16:53:35.480529202</dc:date>
    <meta:editing-duration>PT35M52S</meta:editing-duration>
    <meta:editing-cycles>20</meta:editing-cycles>
    <meta:generator>LibreOffice/4.2.6.3$Linux_X86_64 LibreOffice_project/420m0$Build-3</meta:generator>
    <meta:document-statistic meta:table-count="0" meta:image-count="0" meta:object-count="0" meta:page-count="1" meta:paragraph-count="18" meta:word-count="238" meta:character-count="1630" meta:non-whitespace-character-count="1397"/>
  </office:meta>
</office:document-meta>
</file>